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55cm"/>
    </style:style>
    <style:style style:name="co2" style:family="table-column">
      <style:table-column-properties fo:break-before="auto" style:column-width="4.07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search-criteria-must-apply-to-whole-cell="false"/>
      <table:table table:name="Allowances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>
            <text:p>Mindanao Auditor (Provincial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Fare From / To Bus terminal</text:p>
          </table:table-cell>
          <table:table-cell office:value-type="currency" office:currency="PHP" office:value="100">
            <text:p>Php100.00</text:p>
          </table:table-cell>
        </table:table-row>
        <table:table-row table:style-name="ro1">
          <table:table-cell office:value-type="string">
            <text:p>Meal allowance per day</text:p>
          </table:table-cell>
          <table:table-cell office:value-type="currency" office:currency="PHP" office:value="150">
            <text:p>Php150.00</text:p>
          </table:table-cell>
        </table:table-row>
        <table:table-row table:style-name="ro1">
          <table:table-cell office:value-type="string">
            <text:p>Hotel Accomodation per day</text:p>
          </table:table-cell>
          <table:table-cell office:value-type="currency" office:currency="PHP" office:value="800">
            <text:p>Php800.00</text:p>
          </table:table-cell>
        </table:table-row>
        <table:table-row table:style-name="ro1">
          <table:table-cell table:style-name="ce2" office:value-type="string">
            <text:p>Bus – CDO to Butuan</text:p>
          </table:table-cell>
          <table:table-cell office:value-type="currency" office:currency="PHP" office:value="350">
            <text:p>Php350.00</text:p>
          </table:table-cell>
        </table:table-row>
        <table:table-row table:style-name="ro1">
          <table:table-cell table:style-name="ce2" office:value-type="string">
            <text:p>Bus – CDO to Davao</text:p>
          </table:table-cell>
          <table:table-cell office:value-type="currency" office:currency="PHP" office:value="535">
            <text:p>Php535.00</text:p>
          </table:table-cell>
        </table:table-row>
        <table:table-row table:style-name="ro1">
          <table:table-cell office:value-type="string">
            <text:p>Bus – CDO to GenSan</text:p>
          </table:table-cell>
          <table:table-cell office:value-type="currency" office:currency="PHP" office:value="725">
            <text:p>Php725.00</text:p>
          </table:table-cell>
        </table:table-row>
        <table:table-row table:style-name="ro1">
          <table:table-cell office:value-type="string">
            <text:p>Bus – Davao City to Tagum</text:p>
          </table:table-cell>
          <table:table-cell office:value-type="currency" office:currency="PHP" office:value="150">
            <text:p>Php150.00</text:p>
          </table:table-cell>
        </table:table-row>
        <table:table-row table:style-name="ro1">
          <table:table-cell office:value-type="string">
            <text:p>Bus - Davao to GenSan</text:p>
          </table:table-cell>
          <table:table-cell office:value-type="currency" office:currency="PHP" office:value="190">
            <text:p>Php190.00</text:p>
          </table:table-cell>
        </table:table-row>
        <table:table-row table:style-name="ro1">
          <table:table-cell office:value-type="string">
            <text:p>Fare allowance per day – Butuan</text:p>
          </table:table-cell>
          <table:table-cell office:value-type="currency" office:currency="PHP" office:value="20">
            <text:p>Php20.00</text:p>
          </table:table-cell>
        </table:table-row>
        <table:table-row table:style-name="ro1">
          <table:table-cell office:value-type="string">
            <text:p>Fare allowance per day – Davao</text:p>
          </table:table-cell>
          <table:table-cell office:value-type="currency" office:currency="PHP" office:value="100">
            <text:p>Php100.00</text:p>
          </table:table-cell>
        </table:table-row>
        <table:table-row table:style-name="ro1">
          <table:table-cell office:value-type="string">
            <text:p>Fare allowance per day – Gensan</text:p>
          </table:table-cell>
          <table:table-cell office:value-type="currency" office:currency="PHP" office:value="20">
            <text:p>Php20.00</text:p>
          </table:table-cell>
        </table:table-row>
        <table:table-row table:style-name="ro1">
          <table:table-cell office:value-type="string">
            <text:p>Fare allowance per day – Tagum</text:p>
          </table:table-cell>
          <table:table-cell office:value-type="currency" office:currency="PHP" office:value="20">
            <text:p>Php20.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anila Auditor (Provincial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are From / To Office</text:p>
          </table:table-cell>
          <table:table-cell office:value-type="currency" office:currency="PHP" office:value="200">
            <text:p>Php200.00</text:p>
          </table:table-cell>
        </table:table-row>
        <table:table-row table:style-name="ro1">
          <table:table-cell office:value-type="string">
            <text:p>Meal allowance per day</text:p>
          </table:table-cell>
          <table:table-cell office:value-type="currency" office:currency="PHP" office:value="250">
            <text:p>Php250.00</text:p>
          </table:table-cell>
        </table:table-row>
        <table:table-row table:style-name="ro1">
          <table:table-cell office:value-type="string">
            <text:p>Hotel Accomodation per day</text:p>
          </table:table-cell>
          <table:table-cell office:value-type="currency" office:currency="PHP" office:value="1200">
            <text:p>Php1,200.00</text:p>
          </table:table-cell>
        </table:table-row>
        <table:table-row table:style-name="ro1">
          <table:table-cell office:value-type="string">
            <text:p>Terminal fee</text:p>
          </table:table-cell>
          <table:table-cell office:value-type="currency" office:currency="PHP" office:value="200">
            <text:p>Php200.00</text:p>
          </table:table-cell>
        </table:table-row>
        <table:table-row table:style-name="ro1">
          <table:table-cell office:value-type="string">
            <text:p>Fare allowance per day – Dagupan</text:p>
          </table:table-cell>
          <table:table-cell office:value-type="currency" office:currency="PHP" office:value="200">
            <text:p>Php200.00</text:p>
          </table:table-cell>
        </table:table-row>
        <table:table-row table:style-name="ro1">
          <table:table-cell office:value-type="string">
            <text:p>Fare allowance per day – Naga</text:p>
          </table:table-cell>
          <table:table-cell office:value-type="currency" office:currency="PHP" office:value="200">
            <text:p>Php200.00</text:p>
          </table:table-cell>
        </table:table-row>
        <table:table-row table:style-name="ro1">
          <table:table-cell office:value-type="string">
            <text:p>Fare allowance per day – Cebu</text:p>
          </table:table-cell>
          <table:table-cell office:value-type="currency" office:currency="PHP" office:value="200">
            <text:p>Php200.00</text:p>
          </table:table-cell>
        </table:table-row>
        <table:table-row table:style-name="ro1">
          <table:table-cell office:value-type="string">
            <text:p>Fare allowance per day – Tacloban</text:p>
          </table:table-cell>
          <table:table-cell office:value-type="currency" office:currency="PHP" office:value="200">
            <text:p>Php200.00</text:p>
          </table:table-cell>
        </table:table-row>
        <table:table-row table:style-name="ro1">
          <table:table-cell office:value-type="string">
            <text:p>Fare allowance per day – Iloilo</text:p>
          </table:table-cell>
          <table:table-cell office:value-type="currency" office:currency="PHP" office:value="200">
            <text:p>Php200.00</text:p>
          </table:table-cell>
        </table:table-row>
        <table:table-row table:style-name="ro1">
          <table:table-cell office:value-type="string">
            <text:p>Fare allowance per day – Bacolod</text:p>
          </table:table-cell>
          <table:table-cell office:value-type="currency" office:currency="PHP" office:value="200">
            <text:p>Php200.00</text:p>
          </table:table-cell>
        </table:table-row>
        <table:table-row table:style-name="ro1">
          <table:table-cell office:value-type="string">
            <text:p>Fare allowance per day – Davao</text:p>
          </table:table-cell>
          <table:table-cell office:value-type="currency" office:currency="PHP" office:value="200">
            <text:p>Php200.00</text:p>
          </table:table-cell>
        </table:table-row>
        <table:table-row table:style-name="ro1">
          <table:table-cell office:value-type="string">
            <text:p>Fare allowance per day – CDO</text:p>
          </table:table-cell>
          <table:table-cell office:value-type="currency" office:currency="PHP" office:value="200">
            <text:p>Php200.00</text:p>
          </table:table-cell>
        </table:table-row>
        <table:table-row table:style-name="ro1">
          <table:table-cell table:style-name="ce2" office:value-type="string">
            <text:p>Bus – Manila to Naga</text:p>
          </table:table-cell>
          <table:table-cell office:value-type="currency" office:currency="PHP" office:value="900">
            <text:p>Php900.00</text:p>
          </table:table-cell>
        </table:table-row>
        <table:table-row table:style-name="ro1">
          <table:table-cell table:style-name="ce2" office:value-type="string">
            <text:p>Bus – Manila to Dagupan</text:p>
          </table:table-cell>
          <table:table-cell office:value-type="currency" office:currency="PHP" office:value="400">
            <text:p>Php400.00</text:p>
          </table:table-cell>
        </table:table-row>
        <table:table-row table:style-name="ro1">
          <table:table-cell office:value-type="string">
            <text:p>Taxi – Branch to Airport – CDO</text:p>
          </table:table-cell>
          <table:table-cell office:value-type="currency" office:currency="PHP" office:value="500">
            <text:p>Php500.00</text:p>
          </table:table-cell>
        </table:table-row>
        <table:table-row table:style-name="ro1">
          <table:table-cell office:value-type="string">
            <text:p>Taxi – Branch to Airport - Bacolod</text:p>
          </table:table-cell>
          <table:table-cell office:value-type="currency" office:currency="PHP" office:value="500">
            <text:p>Php500.00</text:p>
          </table:table-cell>
        </table:table-row>
        <table:table-row table:style-name="ro1">
          <table:table-cell office:value-type="string">
            <text:p>Taxi – Branch to Airport – Gensan</text:p>
          </table:table-cell>
          <table:table-cell office:value-type="currency" office:currency="PHP" office:value="400">
            <text:p>Php400.00</text:p>
          </table:table-cell>
        </table:table-row>
        <table:table-row table:style-name="ro1">
          <table:table-cell office:value-type="string">
            <text:p>Ferry – Iloilo/Bacolod</text:p>
          </table:table-cell>
          <table:table-cell office:value-type="currency" office:currency="PHP" office:value="500">
            <text:p>Php500.00</text:p>
          </table:table-cell>
        </table:table-row>
        <table:table-row table:style-name="ro1">
          <table:table-cell office:value-type="string">
            <text:p>Ferry – Tacloban/Cebu</text:p>
          </table:table-cell>
          <table:table-cell office:value-type="currency" office:currency="PHP" office:value="600">
            <text:p>Php600.00</text:p>
          </table:table-cell>
        </table:table-row>
        <table:table-row table:style-name="ro1" table:number-rows-repeated="1048539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PH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PH">Php</number:currency-symbol>
      <number:number number:decimal-places="2" number:min-integer-digits="1" number:grouping="true"/>
      <number:text> </number:text>
    </number:currency-style>
    <number:currency-style style:name="N109P1" style:volatile="true">
      <number:currency-symbol number:language="en" number:country="PH">Php</number:currency-symbol>
      <number:text>(</number:text>
      <number:number number:decimal-places="2" number:min-integer-digits="1" number:grouping="true"/>
      <number:text>)</number:text>
    </number:currency-style>
    <number:currency-style style:name="N109P2" style:volatile="true">
      <number:currency-symbol number:language="en" number:country="PH">Php</number:currency-symbol>
      <number:text>-</number:text>
      <number:number number:decimal-places="0" number:min-integer-digits="2"/>
      <number:text>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5104P0" style:volatile="true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number:currency-style style:name="N5104" number:language="en" number:country="PH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111P0" style:volatile="true">
      <number:currency-symbol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currency-style style:name="N5106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number:currency-style style:name="N5107" number:language="en" number:country="PH">
      <number:currency-symbol number:language="en" number:country="PH">Php</number:currency-symbol>
      <number:number number:decimal-places="2" number:min-integer-digits="1" number:grouping="true"/>
      <number:text> </number:text>
    </number:currency-style>
    <number:currency-style style:name="N5108" number:language="en" number:country="PH">
      <number:currency-symbol number:language="en" number:country="PH">Php</number:currency-symbol>
      <number:text>(</number:text>
      <number:number number:decimal-places="2" number:min-integer-digits="1" number:grouping="true"/>
      <number:text>)</number:text>
    </number:currency-style>
    <number:currency-style style:name="N5109" number:language="en" number:country="PH">
      <number:currency-symbol number:language="en" number:country="PH">Php</number:currency-symbol>
      <number:text>-</number:text>
      <number:number number:decimal-places="0" number:min-integer-digits="2"/>
      <number:text> </number:text>
    </number:currency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Arial1" fo:font-size="11pt" style:font-name-asian="Arial1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urrency" style:family="table-cell" style:parent-style-name="Default" style:data-style-name="N109">
      <style:table-cell-properties fo:background-color="transparent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3-26-2015</text:date>, <text:time>08:5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geStyle_5f_Closing18COHBalance" style:display-name="PageStyle_Closing18COHBalanc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dyna rose Lumbo</meta:initial-creator>
    <meta:creation-date>2012-08-30T11:33:05Z</meta:creation-date>
    <dc:date>2015-03-26T08:53:39.59</dc:date>
    <meta:print-date>2013-05-24T11:38:25.05</meta:print-date>
    <meta:editing-cycles>252</meta:editing-cycles>
    <meta:editing-duration>P5DT49M17S</meta:editing-duration>
    <meta:document-statistic meta:table-count="1" meta:cell-count="64" meta:object-count="0"/>
    <meta:user-defined meta:name="Info 1"/>
    <meta:user-defined meta:name="Info 2"/>
    <meta:user-defined meta:name="Info 3"/>
    <meta:user-defined meta:name="Info 4"/>
  </office:meta>
</office:document-meta>
</file>